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1.251cm" fo:text-align="center" style:justify-single-word="false" fo:text-indent="0cm" style:auto-text-indent="false"/>
      <style:text-properties officeooo:rsid="0011ec4f" officeooo:paragraph-rsid="0011ec4f"/>
    </style:style>
    <style:style style:name="P2" style:family="paragraph" style:parent-style-name="Standard">
      <style:paragraph-properties fo:margin-left="1.251cm" fo:text-align="center" style:justify-single-word="false" fo:text-indent="0cm" style:auto-text-indent="false"/>
      <style:text-properties fo:color="#2a6099" loext:opacity="100%" style:font-name="Consolas" fo:font-weight="bold" officeooo:rsid="0011ec4f" officeooo:paragraph-rsid="0011ec4f" style:font-weight-asian="bold" style:font-weight-complex="bold"/>
    </style:style>
    <style:style style:name="P3" style:family="paragraph" style:parent-style-name="Standard">
      <style:paragraph-properties fo:margin-left="1.251cm" fo:text-align="center" style:justify-single-word="false" fo:text-indent="0cm" style:auto-text-indent="false"/>
      <style:text-properties fo:color="#000000" loext:opacity="100%" style:font-name="Consolas" fo:font-weight="normal" officeooo:rsid="0016d85c" officeooo:paragraph-rsid="0011ec4f" style:font-weight-asian="normal" style:font-weight-complex="normal"/>
    </style:style>
    <style:style style:name="P4" style:family="paragraph" style:parent-style-name="Standard">
      <style:paragraph-properties fo:margin-left="1.251cm" fo:text-align="start" style:justify-single-word="false" fo:text-indent="0cm" style:auto-text-indent="false"/>
      <style:text-properties fo:color="#000000" loext:opacity="100%" style:font-name="Consolas1" fo:font-size="10.5pt" fo:font-weight="normal" officeooo:rsid="0016e23f" officeooo:paragraph-rsid="0016d85c" fo:background-color="#ffffff" style:font-weight-asian="normal" style:font-weight-complex="normal"/>
    </style:style>
    <style:style style:name="P5" style:family="paragraph" style:parent-style-name="Standard">
      <style:paragraph-properties style:line-height-at-least="0.503cm"/>
    </style:style>
    <style:style style:name="P6" style:family="paragraph" style:parent-style-name="Standard">
      <style:paragraph-properties fo:margin-left="0cm" fo:margin-right="0cm" style:line-height-at-least="0.503cm" fo:text-indent="0cm" style:auto-text-indent="false"/>
      <style:text-properties fo:color="#000000" loext:opacity="100%" style:font-name="Consolas1" fo:font-size="10.5pt" fo:font-weight="normal" officeooo:rsid="0016e23f" officeooo:paragraph-rsid="00213243" fo:background-color="#ffffff" style:font-weight-asian="normal" style:font-weight-complex="normal"/>
    </style:style>
    <style:style style:name="P7" style:family="paragraph" style:parent-style-name="Standard">
      <style:paragraph-properties fo:margin-left="0cm" fo:margin-right="0cm" style:line-height-at-least="0.503cm" fo:text-indent="0cm" style:auto-text-indent="false"/>
      <style:text-properties fo:color="#000000" loext:opacity="100%" style:font-name="Consolas1" fo:font-size="10.5pt" fo:font-weight="normal" officeooo:rsid="0016e23f" officeooo:paragraph-rsid="001ac092" fo:background-color="#ffffff" style:font-weight-asian="normal" style:font-weight-complex="normal"/>
    </style:style>
    <style:style style:name="P8" style:family="paragraph" style:parent-style-name="Standard">
      <style:paragraph-properties fo:margin-left="0cm" fo:margin-right="0cm" style:line-height-at-least="0.503cm" fo:text-indent="0cm" style:auto-text-indent="false"/>
      <style:text-properties fo:color="#000000" loext:opacity="100%" style:font-name="Consolas1" fo:font-size="10.5pt" fo:font-weight="normal" officeooo:paragraph-rsid="001ac092" fo:background-color="#ffffff"/>
    </style:style>
    <style:style style:name="P9" style:family="paragraph" style:parent-style-name="Standard">
      <style:paragraph-properties fo:margin-left="0cm" fo:margin-right="0cm" style:line-height-at-least="0.503cm" fo:text-indent="0cm" style:auto-text-indent="false"/>
      <style:text-properties fo:color="#000000" loext:opacity="100%" style:font-name="Consolas1" fo:font-size="10.5pt" fo:font-weight="normal"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Consolas1" fo:font-size="10.5pt" fo:font-weight="normal" officeooo:paragraph-rsid="0026f022"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Consolas1" fo:font-size="10.5pt" fo:font-weight="normal" officeooo:rsid="0026f022" officeooo:paragraph-rsid="0026f022" fo:background-color="#ffffff"/>
    </style:style>
    <style:style style:name="P12" style:family="paragraph" style:parent-style-name="Standard">
      <style:paragraph-properties fo:margin-left="1.251cm" fo:text-align="start" style:justify-single-word="false" fo:text-indent="0cm" style:auto-text-indent="false"/>
      <style:text-properties fo:color="#000000" loext:opacity="100%" style:font-name="Consolas" fo:font-weight="normal" officeooo:rsid="0016e23f" officeooo:paragraph-rsid="0016d85c" style:font-weight-asian="normal" style:font-weight-complex="normal"/>
    </style:style>
    <style:style style:name="T1" style:family="text">
      <style:text-properties officeooo:rsid="00213243"/>
    </style:style>
    <style:style style:name="T2" style:family="text">
      <style:text-properties fo:font-weight="bold" officeooo:rsid="00213243" style:font-weight-asian="bold" style:font-weight-complex="bold"/>
    </style:style>
    <style:style style:name="T3" style:family="text">
      <style:text-properties fo:font-weight="bold" style:font-weight-asian="bold" style:font-weight-complex="bold"/>
    </style:style>
    <style:style style:name="T4" style:family="text">
      <style:text-properties officeooo:rsid="0021ee15"/>
    </style:style>
    <style:style style:name="T5" style:family="text">
      <style:text-properties officeooo:rsid="0026f022"/>
    </style:style>
    <style:style style:name="T6" style:family="text">
      <style:text-properties officeooo:rsid="002848b7"/>
    </style:style>
    <style:style style:name="T7" style:family="text">
      <style:text-properties officeooo:rsid="003a76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PROPUESTA DE PROYECTO DAW 2025 ALEXEY SUZDALENKO</text:p>
      <text:p text:style-name="P3"/>
      <text:p text:style-name="P4"/>
      <text:p text:style-name="P5"/>
      <text:p text:style-name="P6">Mi propuesta de proyecto es desarrollar una aplicación web <text:span text:style-name="T1">con el nombre de </text:span><text:span text:style-name="T2">FactursApp</text:span> que agilice y optimice el proceso de creación de facturas de manera eficiente.</text:p>
      <text:p text:style-name="P7"/>
      <text:p text:style-name="P8">El frontend estará desarrollado con <text:span text:style-name="T3">HTML</text:span> y <text:span text:style-name="T3">CSS</text:span>, proporcionando una interfaz intuitiva y fácil de usar. En cuanto al backend, utilizaré <text:span text:style-name="T3">Python</text:span> para manejar la lógica de negocio y el procesamiento de datos.</text:p>
      <text:p text:style-name="P5"/>
      <text:p text:style-name="P9">El objetivo principal es optimizar el proceso de facturación, permitiendo a los usuarios generar y gestionar facturas de manera rápida y sencilla.</text:p>
      <text:p text:style-name="P5"/>
      <text:p text:style-name="P9">En el módulo hemos estudiado en la asignatura <text:span text:style-name="T3">EIE</text:span> diferentes formas de trabajar por cuenta propia. Una de las primeras necesidades al emprender es disponer de una aplicación para generar facturas, ya que se debe facturar desde el inicio, independientemente del volumen de negocio. Además, muchas aplicaciones comerciales de facturación requieren <text:span text:style-name="T3">suscripciones</text:span> costosas o <text:span text:style-name="T3">pagos</text:span> elevados, lo que puede ser una barrera para autónomos y pequeños negocios.</text:p>
      <text:p text:style-name="P5"/>
      <text:p text:style-name="P9">Aplicación <text:span text:style-name="T3">FactursApp</text:span> buscará ser una alternativa accesible y funcional, especialmente para personas que trabajen por cuenta propia, sin importar el sector en el que operen. Será útil tanto para desarrolladores de software como para dueños de talleres mecánicos, electricistas, fontaneros y cualquier otro profesional autónomo que necesite gestionar su facturación de manera sencilla y eficiente.</text:p>
      <text:p text:style-name="P5"/>
      <text:p text:style-name="P9">Inicialmente, la aplicación gestionará las siguientes entidades mediante bases de datos:</text:p>
      <text:p text:style-name="P5"/>
      <text:p text:style-name="P9">Usuarios (tabla users): Para el registro y gestión de cuentas.</text:p>
      <text:p text:style-name="P9">Clientes (tabla clientes): Para almacenar información de los clientes.</text:p>
      <text:p text:style-name="P9">Artículos (tabla artículos): Para gestionar los productos o servicios facturados.</text:p>
      <text:p text:style-name="P9">Facturas (tabla facturas): Para registrar cada factura emitida.</text:p>
      <text:p text:style-name="P9">Líneas de facturas (tabla l<text:span text:style-name="T4">í</text:span>neas_facturas): Para detallar los artículos incluidos en cada factura.</text:p>
      <text:p text:style-name="P10">Esta estructura permitirá un sistema flexible y escalable, adaptado a las necesidades de emprendedores y autónomos. <text:span text:style-name="T5">La aplicación </text:span></text:p>
      <text:p text:style-name="P11"/>
      <text:p text:style-name="P11"><text:span text:style-name="T3">FactursApp</text:span> permitirá crear pdf a partir de la información de la factura en el base dato<text:span text:style-name="T6">s y este pdf se puede enviar por el al cliente o a la entidad que lo necesite. </text:span><text:span text:style-name="T7">Una vez terminada la aplicación estara disponible en la siguiente url https://factursapp.web.app/</text:span></text:p>
      <text:p text:style-name="P12"><text:s/></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3cm" fo:margin-bottom="1.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1T10:57:23.308000000</meta:creation-date>
    <dc:date>2025-03-21T11:20:31.376665900</dc:date>
    <meta:editing-duration>PT18M51S</meta:editing-duration>
    <meta:editing-cycles>14</meta:editing-cycles>
    <meta:generator>LibreOffice/25.2.1.2$Windows_X86_64 LibreOffice_project/d3abf4aee5fd705e4a92bba33a32f40bc4e56f49</meta:generator>
    <meta:document-statistic meta:table-count="0" meta:image-count="0" meta:object-count="0" meta:page-count="1" meta:paragraph-count="15" meta:word-count="335" meta:character-count="2266" meta:non-whitespace-character-count="1943"/>
  </office:meta>
</office:document-meta>
</file>